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Light" svg:font-family="'Open Sans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Open Sans Light" fo:font-size="28pt" style:text-underline-style="none" officeooo:rsid="001e5e3f" officeooo:paragraph-rsid="001e5e3f" style:font-size-asian="28pt" style:font-size-complex="28pt"/>
    </style:style>
    <style:style style:name="P2" style:family="paragraph" style:parent-style-name="Standard">
      <style:text-properties style:font-name="Open Sans" officeooo:rsid="001e5e3f" officeooo:paragraph-rsid="001e5e3f"/>
    </style:style>
    <style:style style:name="P3" style:family="paragraph" style:parent-style-name="Standard">
      <style:text-properties style:font-name="Open Sans" officeooo:rsid="001e5e3f" officeooo:paragraph-rsid="00221ff7"/>
    </style:style>
    <style:style style:name="P4" style:family="paragraph" style:parent-style-name="Standard">
      <style:text-properties style:font-name="Open Sans" officeooo:rsid="001fc968" officeooo:paragraph-rsid="001fc968"/>
    </style:style>
    <style:style style:name="P5" style:family="paragraph" style:parent-style-name="Standard" style:list-style-name="L2">
      <style:text-properties style:font-name="Open Sans" officeooo:rsid="001fc968" officeooo:paragraph-rsid="001fc968"/>
    </style:style>
    <style:style style:name="P6" style:family="paragraph" style:parent-style-name="Standard">
      <style:text-properties style:font-name="Open Sans" fo:font-weight="bold" officeooo:rsid="001fc968" officeooo:paragraph-rsid="001fc968" style:font-weight-asian="bold" style:font-weight-complex="bold"/>
    </style:style>
    <style:style style:name="P7" style:family="paragraph" style:parent-style-name="Standard">
      <style:text-properties style:font-name="Open Sans" fo:font-weight="bold" officeooo:rsid="0020d059" officeooo:paragraph-rsid="0020d059" style:font-weight-asian="bold" style:font-weight-complex="bold"/>
    </style:style>
    <style:style style:name="P8" style:family="paragraph" style:parent-style-name="Standard">
      <style:text-properties style:font-name="Open Sans" fo:font-weight="bold" officeooo:rsid="00236cf1" officeooo:paragraph-rsid="00236cf1" style:font-weight-asian="bold" style:font-weight-complex="bold"/>
    </style:style>
    <style:style style:name="P9" style:family="paragraph" style:parent-style-name="Standard">
      <style:text-properties style:font-name="Open Sans" fo:font-weight="bold" officeooo:rsid="0028d241" officeooo:paragraph-rsid="0028d241" style:font-weight-asian="bold" style:font-weight-complex="bold"/>
    </style:style>
    <style:style style:name="P10" style:family="paragraph" style:parent-style-name="Standard">
      <style:text-properties style:font-name="Open Sans" officeooo:rsid="0020d059" officeooo:paragraph-rsid="0020d059"/>
    </style:style>
    <style:style style:name="P11" style:family="paragraph" style:parent-style-name="Standard">
      <style:text-properties style:font-name="Open Sans" officeooo:rsid="00221ff7" officeooo:paragraph-rsid="00221ff7"/>
    </style:style>
    <style:style style:name="P12" style:family="paragraph" style:parent-style-name="Standard" style:list-style-name="L3">
      <style:text-properties style:font-name="Open Sans" officeooo:rsid="00221ff7" officeooo:paragraph-rsid="00221ff7"/>
    </style:style>
    <style:style style:name="P13" style:family="paragraph" style:parent-style-name="Standard">
      <style:text-properties style:font-name="Open Sans" officeooo:rsid="00236cf1" officeooo:paragraph-rsid="00236cf1"/>
    </style:style>
    <style:style style:name="P14" style:family="paragraph" style:parent-style-name="Standard">
      <style:text-properties style:font-name="Open Sans" officeooo:rsid="0026f439" officeooo:paragraph-rsid="0026f439"/>
    </style:style>
    <style:style style:name="P15" style:family="paragraph" style:parent-style-name="Standard">
      <style:text-properties style:font-name="Open Sans" officeooo:rsid="00279ec6" officeooo:paragraph-rsid="00279ec6"/>
    </style:style>
    <style:style style:name="P16" style:family="paragraph" style:parent-style-name="Standard" style:list-style-name="L4">
      <style:text-properties style:font-name="Open Sans" officeooo:rsid="00279ec6" officeooo:paragraph-rsid="00279ec6"/>
    </style:style>
    <style:style style:name="P17" style:family="paragraph" style:parent-style-name="Standard">
      <style:text-properties style:font-name="Open Sans" officeooo:rsid="0028d241" officeooo:paragraph-rsid="0028d241"/>
    </style:style>
    <style:style style:name="P18" style:family="paragraph" style:parent-style-name="Standard">
      <style:text-properties style:font-name="Open Sans" officeooo:rsid="002a90b4" officeooo:paragraph-rsid="002a90b4"/>
    </style:style>
    <style:style style:name="P19" style:family="paragraph" style:parent-style-name="Standard" style:list-style-name="L6">
      <style:text-properties style:font-name="Open Sans" officeooo:rsid="002a90b4" officeooo:paragraph-rsid="002a90b4"/>
    </style:style>
    <style:style style:name="P20" style:family="paragraph" style:parent-style-name="Standard" style:list-style-name="L6">
      <style:text-properties style:font-name="Open Sans" officeooo:rsid="002bff25" officeooo:paragraph-rsid="002bff25"/>
    </style:style>
    <style:style style:name="P21" style:family="paragraph" style:parent-style-name="Standard">
      <style:text-properties style:font-name="Open Sans" officeooo:rsid="002bff25" officeooo:paragraph-rsid="002bff25"/>
    </style:style>
    <style:style style:name="P22" style:family="paragraph" style:parent-style-name="Standard" style:list-style-name="L7">
      <style:text-properties style:font-name="Open Sans" officeooo:rsid="002bff25" officeooo:paragraph-rsid="002bff25"/>
    </style:style>
    <style:style style:name="P23" style:family="paragraph" style:parent-style-name="Standard" style:list-style-name="L4">
      <style:text-properties style:font-name="Open Sans" officeooo:rsid="002bff25" officeooo:paragraph-rsid="002bff25"/>
    </style:style>
    <style:style style:name="P24" style:family="paragraph" style:parent-style-name="Standard">
      <style:text-properties style:font-name="Open Sans" fo:font-weight="normal" officeooo:rsid="002bff25" officeooo:paragraph-rsid="002bff25" style:font-weight-asian="normal" style:font-weight-complex="normal"/>
    </style:style>
    <style:style style:name="P25" style:family="paragraph" style:parent-style-name="Standard">
      <style:paragraph-properties fo:break-before="page"/>
      <style:text-properties style:font-name="Open Sans" fo:font-weight="bold" officeooo:rsid="00236cf1" officeooo:paragraph-rsid="00236cf1" style:font-weight-asian="bold" style:font-weight-complex="bold"/>
    </style:style>
    <style:style style:name="T1" style:family="text">
      <style:text-properties officeooo:rsid="002a90b4"/>
    </style:style>
    <style:style style:name="T2" style:family="text">
      <style:text-properties fo:font-weight="bold" style:font-weight-asian="bold" style:font-weight-complex="bold"/>
    </style:style>
    <style:style style:name="T3" style:family="text">
      <style:text-properties officeooo:rsid="002d97b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Übungsserie 1</text:p>
      <text:p text:style-name="P2"/>
      <text:p text:style-name="P2"/>
      <text:p text:style-name="P6">Übung 1</text:p>
      <text:p text:style-name="P4">Erstellen Sie eine App, welche den Text “Hello World” auf dem Bildschirm ausgibt.</text:p>
      <text:list xml:id="list8437414716472924764" text:style-name="L2">
        <text:list-item>
          <text:p text:style-name="P5">Lassen Sie die App auf dem Emulator laufen</text:p>
        </text:list-item>
        <text:list-item>
          <text:p text:style-name="P5">Lassen Sie die App auf dem Gerät laufen</text:p>
        </text:list-item>
      </text:list>
      <text:p text:style-name="P4"/>
      <text:p text:style-name="P6">Übung 2</text:p>
      <text:p text:style-name="P10">Erstellen Sie eine weitere App, welche eine Activity enthält. Diese Activity soll den gesamten Lebenszyklus über die entsprechenden Callback Methoden (“on”) durchlaufen. Geben Sie in jedem Zyklus eine entsprechende Log Meldung aus, welche innerhalb der LogCat Anwendung gemonitort werden soll. Experimentieren Sie mit den unterschiedlichen Statusübergängen.</text:p>
      <text:p text:style-name="P10"/>
      <text:p text:style-name="P7">Übung 3</text:p>
      <text:p text:style-name="P11">Erstellen Sie zwei Aktivitäten: A und B. Aktivität A soll einen Button enthalten, mit der Aufschrift “B öffnen”. Bei Klick auf den Button soll Aktivität B gestartet werden.</text:p>
      <text:p text:style-name="P10"/>
      <text:p text:style-name="P7">Übung 4</text:p>
      <text:p text:style-name="P11">Kopieren Sie Übung 3 und ändern Sie die App folgendermaßen ab:</text:p>
      <text:list xml:id="list8051199792999599825" text:style-name="L3">
        <text:list-item>
          <text:p text:style-name="P12">Activity B soll als “Activity For Result” geöffnet werden</text:p>
        </text:list-item>
        <text:list-item>
          <text:p text:style-name="P12">Activity B soll über zwei Buttons “Yes” und “No” ein unterschiedliches Resultat an Activity A zurückgebn.</text:p>
        </text:list-item>
      </text:list>
      <text:p text:style-name="P3"/>
      <text:p text:style-name="P9">Übung 5</text:p>
      <text:p text:style-name="P17">Erstellen Sie eine App, welche einen Dialog startet. Ein ablehnender oder akzeptierender Bescheid des Benutzers soll als Toast ausgegeben werden.</text:p>
      <text:p text:style-name="P25">Aufgabe 1: <text:span text:style-name="T1">Infoscreen App</text:span></text:p>
      <text:p text:style-name="P18">Die FH Kufstein hat folgende Anforderungen für eine Infoscreen App:</text:p>
      <text:list xml:id="list2434577784900449788" text:style-name="L6">
        <text:list-item>
          <text:p text:style-name="P19">Die App soll für Lektoren und Studenten nutzbar sein.</text:p>
        </text:list-item>
        <text:list-item>
          <text:p text:style-name="P19">Studenten sollen den Studiengang angeben können, Lektoren ihren Namen als Filter</text:p>
        </text:list-item>
        <text:list-item>
          <text:p text:style-name="P19">Es sollen alle Veranstaltungen für den entsprechenden Tag (aufsteigend sortiert) angezeigt werden.</text:p>
        </text:list-item>
        <text:list-item>
          <text:p text:style-name="P20">Zur besseren Orientierung von neuen Studenten bzw. Lektoren soll es ebenfalls einen Raumplan geben. In diesem Raumplan sollen alle Räume markiert sein, die für den aktuellen Tag besucht werden müssen.</text:p>
        </text:list-item>
      </text:list>
      <text:p text:style-name="P21"/>
      <text:p text:style-name="P21">Folgende Aufgaben sind zu bearbeiten:</text:p>
      <text:list xml:id="list9020245489666466908" text:style-name="L7">
        <text:list-item>
          <text:p text:style-name="P22">Erstellen Sie ein Use-Case Diagramm in dem Sie die Anforderungen zusammenfassen.</text:p>
        </text:list-item>
        <text:list-item>
          <text:p text:style-name="P22">Überlegen Sie sich, welche Screens (Aktivitäten in Android) Sie benötigen für die Realisierung der App.</text:p>
        </text:list-item>
        <text:list-item>
          <text:p text:style-name="P22">Erstellen Sie einen papierbasierten Prototypen, welcher Die Navigation bzw. Das Handling der App verdeutlichen soll.</text:p>
        </text:list-item>
      </text:list>
      <text:p text:style-name="P21"/>
      <text:p text:style-name="P8">Aufgabe 2</text:p>
      <text:p text:style-name="P15">Recherchieren Sie folgende Begriffe in Bezug auf die Android Plattform:</text:p>
      <text:list xml:id="list3630810729656689716" text:style-name="L4">
        <text:list-item>
          <text:p text:style-name="P16">Target SDK Version, Minimum SDK Version, Compile SDK Version</text:p>
        </text:list-item>
        <text:list-item>
          <text:p text:style-name="P23">Bildschirmauflösung bzw. Pixel oder Dots per inch</text:p>
        </text:list-item>
        <text:list-item>
          <text:p text:style-name="P23">Vorwärts- und Rückwärtskombatibilität</text:p>
        </text:list-item>
      </text:list>
      <text:p text:style-name="P13"/>
      <text:p text:style-name="P14"><text:span text:style-name="T2">Aufgabe 3</text:span></text:p>
      <text:p text:style-name="P24">In den Übungsangaben auf Moodle finden Sie eine App. Laden Sie sich diese App herunter. <text:span text:style-name="T3">Die App nutzt den Vibrationsmechanismus von Android. Das Problem ist aber, dass die Vibration nicht mehr gestoppt wird. Bauen Sie die App folgendermaßen um, dass die Vibration beim beenden der Aktivität gestoppt wird.</text:span></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Light" svg:font-family="'Open Sans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Huber</meta:initial-creator>
    <meta:creation-date>2014-10-12T19:20:59.594717822</meta:creation-date>
    <meta:generator>LibreOffice/4.2.6.3$Linux_X86_64 LibreOffice_project/420m0$Build-3</meta:generator>
    <dc:date>2014-10-13T07:44:53.232141466</dc:date>
    <dc:creator>Stefan Huber</dc:creator>
    <meta:editing-duration>PT12H20M31S</meta:editing-duration>
    <meta:editing-cycles>6</meta:editing-cycles>
    <meta:document-statistic meta:table-count="0" meta:image-count="0" meta:object-count="0" meta:page-count="2" meta:paragraph-count="32" meta:word-count="388" meta:character-count="2523" meta:non-whitespace-character-count="2181"/>
  </office:meta>
</office:document-meta>
</file>